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Preformatted_20_Text">
      <style:text-properties officeooo:paragraph-rsid="001139be"/>
    </style:style>
    <style:style style:name="P3" style:family="paragraph" style:parent-style-name="Preformatted_20_Text">
      <style:text-properties officeooo:paragraph-rsid="00120041"/>
    </style:style>
    <style:style style:name="P4" style:family="paragraph" style:parent-style-name="Preformatted_20_Text">
      <style:text-properties officeooo:paragraph-rsid="0013ac20"/>
    </style:style>
    <style:style style:name="P5" style:family="paragraph" style:parent-style-name="Preformatted_20_Text">
      <style:text-properties officeooo:paragraph-rsid="0017aa4f"/>
    </style:style>
    <style:style style:name="P6" style:family="paragraph" style:parent-style-name="Preformatted_20_Text">
      <style:text-properties officeooo:paragraph-rsid="0019d16f"/>
    </style:style>
    <style:style style:name="P7" style:family="paragraph" style:parent-style-name="Preformatted_20_Text">
      <style:text-properties officeooo:rsid="001d12f8" officeooo:paragraph-rsid="001d12f8"/>
    </style:style>
    <style:style style:name="P8" style:family="paragraph" style:parent-style-name="Preformatted_20_Text" style:master-page-name="">
      <style:paragraph-properties style:page-number="auto" fo:keep-with-next="always"/>
    </style:style>
    <style:style style:name="P9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0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11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12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3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P14" style:family="paragraph" style:parent-style-name="Preformatted_20_Text">
      <style:text-properties fo:color="#000000" officeooo:paragraph-rsid="0017aa4f"/>
    </style:style>
    <style:style style:name="P15" style:family="paragraph" style:parent-style-name="Preformatted_20_Text">
      <style:text-properties fo:color="#000000" officeooo:paragraph-rsid="002492e0"/>
    </style:style>
    <style:style style:name="P16" style:family="paragraph" style:parent-style-name="Preformatted_20_Text">
      <style:text-properties fo:color="#000000" officeooo:rsid="002090cd" officeooo:paragraph-rsid="002492e0"/>
    </style:style>
    <style:style style:name="P17" style:family="paragraph" style:parent-style-name="Preformatted_20_Text" style:master-page-name="">
      <style:paragraph-properties style:page-number="auto" fo:keep-with-next="always"/>
      <style:text-properties fo:color="#000000" officeooo:rsid="001c363c" officeooo:paragraph-rsid="001c363c"/>
    </style:style>
    <style:style style:name="P18" style:family="paragraph" style:parent-style-name="Preformatted_20_Text" style:master-page-name="">
      <style:paragraph-properties style:page-number="auto" fo:keep-with-next="always"/>
      <style:text-properties fo:color="#000000" officeooo:rsid="001d12f8" officeooo:paragraph-rsid="001d12f8"/>
    </style:style>
    <style:style style:name="P19" style:family="paragraph" style:parent-style-name="Standard">
      <style:text-properties fo:color="#000000" officeooo:rsid="002090cd" officeooo:paragraph-rsid="002492e0"/>
    </style:style>
    <style:style style:name="P20" style:family="paragraph" style:parent-style-name="Standard">
      <style:text-properties fo:color="#000000" officeooo:paragraph-rsid="002492e0"/>
    </style:style>
    <style:style style:name="P21" style:family="paragraph" style:parent-style-name="Standard">
      <style:text-properties fo:color="#000000" officeooo:rsid="0023482f" officeooo:paragraph-rsid="002492e0"/>
    </style:style>
    <style:style style:name="P22" style:family="paragraph" style:parent-style-name="Standard">
      <style:text-properties fo:color="#000000" officeooo:rsid="002960dc" officeooo:paragraph-rsid="002492e0"/>
    </style:style>
    <style:style style:name="P23" style:family="paragraph" style:parent-style-name="Standard">
      <style:text-properties fo:color="#000000" officeooo:rsid="0025bfc5" officeooo:paragraph-rsid="002492e0"/>
    </style:style>
    <style:style style:name="P24" style:family="paragraph" style:parent-style-name="Standard">
      <style:text-properties fo:color="#000000" officeooo:rsid="00276fab" officeooo:paragraph-rsid="002492e0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3" style:family="text">
      <style:text-properties style:font-name="Liberation Mono" fo:font-size="10pt" officeooo:rsid="000e46a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4" style:family="text">
      <style:text-properties style:font-name="Liberation Mono" fo:font-size="10pt" officeooo:rsid="001c363c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5" style:family="text">
      <style:text-properties style:font-name="Liberation Mono" fo:font-size="10pt" officeooo:rsid="001e74c4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6" style:family="text">
      <style:text-properties style:font-name="Liberation Mono" fo:font-size="10pt" officeooo:rsid="002090cd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7" style:family="text">
      <style:text-properties style:font-name="Liberation Mono" fo:font-size="10pt" officeooo:rsid="002960dc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8" style:family="text">
      <style:text-properties style:font-name="Liberation Mono" fo:font-size="10pt" officeooo:rsid="00321099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9" style:family="text">
      <style:text-properties style:font-name="Liberation Mono" fo:font-size="10pt" officeooo:rsid="00120041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3ac20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4d065" style:font-name-asian="Liberation Mono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7aa4f" style:font-name-asian="Liberation Mono" style:font-size-asian="10pt" style:font-name-complex="Liberation Mono" style:font-size-complex="10pt"/>
    </style:style>
    <style:style style:name="T13" style:family="text">
      <style:text-properties style:text-overline-style="solid" style:text-overline-width="auto" style:text-overline-color="font-color"/>
    </style:style>
    <style:style style:name="T14" style:family="text">
      <style:text-properties officeooo:rsid="001139be" style:text-overline-style="solid" style:text-overline-width="auto" style:text-overline-color="font-color"/>
    </style:style>
    <style:style style:name="T15" style:family="text">
      <style:text-properties officeooo:rsid="00120041" style:text-overline-style="solid" style:text-overline-width="auto" style:text-overline-color="font-color"/>
    </style:style>
    <style:style style:name="T16" style:family="text">
      <style:text-properties officeooo:rsid="0013ac20" style:text-overline-style="solid" style:text-overline-width="auto" style:text-overline-color="font-color"/>
    </style:style>
    <style:style style:name="T17" style:family="text">
      <style:text-properties officeooo:rsid="001887d6" style:text-overline-style="solid" style:text-overline-width="auto" style:text-overline-color="font-color"/>
    </style:style>
    <style:style style:name="T18" style:family="text">
      <style:text-properties officeooo:rsid="001c363c" style:text-overline-style="solid" style:text-overline-width="auto" style:text-overline-color="font-color"/>
    </style:style>
    <style:style style:name="T19" style:family="text">
      <style:text-properties officeooo:rsid="001e74c4" style:text-overline-style="solid" style:text-overline-width="auto" style:text-overline-color="font-color"/>
    </style:style>
    <style:style style:name="T20" style:family="text">
      <style:text-properties officeooo:rsid="001f5e5e" style:text-overline-style="solid" style:text-overline-width="auto" style:text-overline-color="font-color"/>
    </style:style>
    <style:style style:name="T21" style:family="text">
      <style:text-properties officeooo:rsid="0020dcc4" style:text-overline-style="solid" style:text-overline-width="auto" style:text-overline-color="font-color"/>
    </style:style>
    <style:style style:name="T22" style:family="text">
      <style:text-properties officeooo:rsid="001139be"/>
    </style:style>
    <style:style style:name="T23" style:family="text">
      <style:text-properties officeooo:rsid="00120041"/>
    </style:style>
    <style:style style:name="T24" style:family="text">
      <style:text-properties officeooo:rsid="0013ac20"/>
    </style:style>
    <style:style style:name="T25" style:family="text">
      <style:text-properties officeooo:rsid="0014d065"/>
    </style:style>
    <style:style style:name="T26" style:family="text">
      <style:text-properties officeooo:rsid="0017aa4f"/>
    </style:style>
    <style:style style:name="T27" style:family="text">
      <style:text-properties officeooo:rsid="0019d16f"/>
    </style:style>
    <style:style style:name="T28" style:family="text">
      <style:text-properties officeooo:rsid="001d747f"/>
    </style:style>
    <style:style style:name="T29" style:family="text">
      <style:text-properties officeooo:rsid="002960dc"/>
    </style:style>
    <style:style style:name="T30" style:family="text">
      <style:text-properties officeooo:rsid="00321099"/>
    </style:style>
    <style:style style:name="T31" style:family="text">
      <style:text-properties officeooo:rsid="002e7940"/>
    </style:style>
    <style:style style:name="T32" style:family="text">
      <style:text-properties officeooo:rsid="002090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 <text:s text:c="2"/><text:span text:style-name="T1"><text:s/>:</text:span> constant</text:p>
      <text:p text:style-name="Preformatted_20_Text">str <text:span text:style-name="T1"><text:s/>:</text:span> string</text:p>
      <text:p text:style-name="P7">r <text:s text:c="2"/><text:span text:style-name="T1"><text:s/>:</text:span> range</text:p>
      <text:p text:style-name="Preformatted_20_Text">car <text:span text:style-name="T1"><text:s/>:</text:span> char array</text:p>
      <text:p text:style-name="Preformatted_20_Text">v, <text:span text:style-name="T28">w</text:span> <text:span text:style-name="T1">:</text:span> vector</text:p>
      <text:p text:style-name="Preformatted_20_Text">mat <text:span text:style-name="T1"><text:s/>:</text:span> matrix</text:p>
      <text:p text:style-name="Preformatted_20_Text">x, y<text:span text:style-name="T1"> :</text:span> variables</text:p>
      <text:p text:style-name="Preformatted_20_Text">H <text:s text:c="2"/><text:span text:style-name="T1"><text:s/>:</text:span> heap for storage</text:p>
      <text:p text:style-name="P7">ssep : statement separator</text:p>
      <text:p text:style-name="Preformatted_20_Text"/>
      <text:p text:style-name="Preformatted_20_Text"><text:tab/><text:tab/> c if H = H′, x <text:span text:style-name="T1">→ </text:span>c </text:p>
      <text:p text:style-name="Preformatted_20_Text"><text:tab/> <text:s text:c="4"/>str if H = H′, x <text:span text:style-name="T1">→ </text:span>str</text:p>
      <text:p text:style-name="Preformatted_20_Text"><text:tab/> <text:s text:c="4"/>car if H = H′, x <text:span text:style-name="T1">→ </text:span>car </text:p>
      <text:p text:style-name="Preformatted_20_Text"><text:tab/> <text:s text:c="4"/>v<text:span text:style-name="T11"> <text:s/></text:span><text:s/>if H = H′, x <text:span text:style-name="T1">→ </text:span>v</text:p>
      <text:p text:style-name="Preformatted_20_Text"><text:tab/> <text:s text:c="4"/>mat if H = H′, x <text:span text:style-name="T1">→ </text:span>mat </text:p>
      <text:p text:style-name="Preformatted_20_Text">H(x)= { <text:s/>H′(x) if H = H′, y <text:span text:style-name="T1">→ </text:span>c′ <text:s/>and y &lt;&gt; x</text:p>
      <text:p text:style-name="Preformatted_20_Text"><text:tab/> <text:s text:c="2"/>H′(x) if H = H′, y <text:span text:style-name="T1">→ </text:span>str′and y &lt;&gt; x</text:p>
      <text:p text:style-name="Preformatted_20_Text"><text:tab/> <text:s text:c="2"/>H′(x) if H = H′, <text:span text:style-name="T1">y → </text:span>car′and y &lt;&gt; x</text:p>
      <text:p text:style-name="Preformatted_20_Text"><text:tab/> <text:s text:c="2"/>H′(x) if H = H′, y <text:span text:style-name="T1">→ </text:span>vec′and y &lt;&gt; x</text:p>
      <text:p text:style-name="Preformatted_20_Text"><text:tab/> <text:s text:c="2"/>H′(x) if H = H′, y <text:span text:style-name="T1">→ </text:span>mat′and y &lt;&gt; x</text:p>
      <text:p text:style-name="Preformatted_20_Text"><text:tab/><text:tab/> 0 if H = ·</text:p>
      <text:p text:style-name="Preformatted_20_Text"/>
      <text:p text:style-name="P1">H; e ⇓ c</text:p>
      <text:p text:style-name="Preformatted_20_Text"/>
      <text:p text:style-name="P8">const<text:tab/><text:tab/>var1<text:tab/><text:tab/><text:tab/></text:p>
      <text:p text:style-name="P8"><text:tab/><text:tab/><text:tab/><text:tab/><text:tab/><text:tab/></text:p>
      <text:p text:style-name="Preformatted_20_Text"><text:span text:style-name="T13">H; c ⇓ c</text:span><text:tab/><text:span text:style-name="T13">H; x ⇓ H(x)</text:span><text:tab/></text:p>
      <text:p text:style-name="Preformatted_20_Text"/>
      <text:p text:style-name="Preformatted_20_Text"/>
      <text:p text:style-name="Preformatted_20_Text"/>
      <text:p text:style-name="P1">L; H1; s1 <text:span text:style-name="T1">→</text:span> L; H2; s2</text:p>
      <text:p text:style-name="Preformatted_20_Text"/>
      <text:p text:style-name="Preformatted_20_Text"/>
      <text:p text:style-name="P8">seq1</text:p>
      <text:p text:style-name="P8"/>
      <text:p text:style-name="P3"><text:span text:style-name="T13">L; H; </text:span><text:span text:style-name="T3">ssep</text:span><text:span text:style-name="T13"> s </text:span><text:span text:style-name="T2">→</text:span><text:span text:style-name="T13"> L; H; s</text:span></text:p>
      <text:p text:style-name="Preformatted_20_Text"/>
      <text:p text:style-name="P9">seq2</text:p>
      <text:p text:style-name="P9">L; H; s1 <text:span text:style-name="T1">→</text:span> L; H′; s<text:span text:style-name="T23">1</text:span>′</text:p>
      <text:p text:style-name="P5"><text:span text:style-name="T13">L; H; s1 </text:span><text:span text:style-name="T3">ssep</text:span><text:span text:style-name="T13"> s2 </text:span><text:span text:style-name="T2">→</text:span><text:span text:style-name="T13"> L; H′; s</text:span><text:span text:style-name="T15">1</text:span><text:span text:style-name="T13">′ </text:span><text:span text:style-name="T3">ssep</text:span><text:span text:style-name="T13"> s2</text:span></text:p>
      <text:p text:style-name="P5"/>
      <text:p text:style-name="P5"/>
      <text:p text:style-name="P8">assign1<text:tab/><text:tab/><text:tab/><text:tab/><text:tab/><text:tab/><text:tab/></text:p>
      <text:p text:style-name="P8">L; H; e ⇓ c<text:tab/><text:tab/><text:tab/><text:tab/><text:tab/><text:tab/></text:p>
      <text:p text:style-name="Preformatted_20_Text"><text:span text:style-name="T13">L; H; x=e </text:span><text:span text:style-name="T2">→</text:span><text:span text:style-name="T13"> L; H; x </text:span><text:span text:style-name="T2">→ </text:span><text:span text:style-name="T13">c; s</text:span><text:span text:style-name="T3">se</text:span><text:span text:style-name="T13">p</text:span><text:tab/></text:p>
      <text:p text:style-name="Preformatted_20_Text"/>
      <text:p text:style-name="P2"/>
      <text:p text:style-name="P12">if1<text:tab/><text:tab/><text:tab/><text:tab/><text:tab/><text:tab/>if2</text:p>
      <text:p text:style-name="P12">L; H; e ⇓ <text:span text:style-name="T9">b</text:span> <text:tab/><text:span text:style-name="T9">b==1</text:span><text:tab/><text:tab/><text:tab/>L; H; e ⇓ <text:span text:style-name="T9">b</text:span> <text:tab/><text:span text:style-name="T9">b==0</text:span></text:p>
      <text:p text:style-name="P3"><text:span text:style-name="T13">L; H; if e </text:span><text:span text:style-name="T3">ssep </text:span><text:span text:style-name="T13">s1 </text:span><text:span text:style-name="T14">end </text:span><text:span text:style-name="T2">→</text:span><text:span text:style-name="T13"> L; H; s1</text:span> <text:tab/><text:span text:style-name="T13">L; H; if e </text:span><text:span text:style-name="T3">ssep</text:span><text:span text:style-name="T13"> s1 </text:span><text:span text:style-name="T14">end</text:span><text:span text:style-name="T13"> </text:span><text:span text:style-name="T2">→</text:span><text:span text:style-name="T13"> L; H; </text:span><text:span text:style-name="T3">ssep</text:span></text:p>
      <text:p text:style-name="P2"/>
      <text:p text:style-name="P12">if<text:span text:style-name="T22">3</text:span></text:p>
      <text:p text:style-name="P12">L; H; e ⇓ <text:span text:style-name="T9">b</text:span> <text:tab/><text:span text:style-name="T9">b==1</text:span></text:p>
      <text:p text:style-name="P3"><text:span text:style-name="T13">L; H; if e </text:span><text:span text:style-name="T3">ssep </text:span><text:span text:style-name="T13">s1 </text:span><text:span text:style-name="T14">else </text:span><text:span text:style-name="T13">s2 </text:span><text:span text:style-name="T14">end </text:span><text:span text:style-name="T2">→</text:span><text:span text:style-name="T13"> L; H; s1</text:span></text:p>
      <text:p text:style-name="P3"/>
      <text:p text:style-name="P11">if<text:span text:style-name="T22">4</text:span></text:p>
      <text:p text:style-name="P11">L; H; e ⇓ <text:span text:style-name="T9">b</text:span> <text:tab/><text:span text:style-name="T9">b==</text:span>0</text:p>
      <text:p text:style-name="P3"><text:span text:style-name="T13">L; H; if e </text:span><text:span text:style-name="T3">ssep </text:span><text:span text:style-name="T13">s1 </text:span><text:span text:style-name="T14">else </text:span><text:span text:style-name="T13">s2 </text:span><text:span text:style-name="T14">end</text:span><text:span text:style-name="T13"> </text:span><text:span text:style-name="T2">→</text:span><text:span text:style-name="T13"> L; H; s2</text:span></text:p>
      <text:p text:style-name="P3"><text:soft-page-break/></text:p>
      <text:p text:style-name="P10">if<text:span text:style-name="T24">5</text:span></text:p>
      <text:p text:style-name="P10">L; H; e<text:span text:style-name="T24">1</text:span> ⇓ <text:span text:style-name="T9">b</text:span><text:span text:style-name="T10">1<text:tab/></text:span><text:span text:style-name="T9">b</text:span><text:span text:style-name="T10">1</text:span><text:span text:style-name="T9">==</text:span>0<text:tab/><text:tab/>L; H; e<text:span text:style-name="T24">2</text:span> ⇓ <text:span text:style-name="T9">b</text:span><text:span text:style-name="T10">2<text:tab/></text:span><text:span text:style-name="T9">b</text:span><text:span text:style-name="T10">2</text:span><text:span text:style-name="T9">==</text:span><text:span text:style-name="T10">1</text:span></text:p>
      <text:p text:style-name="P4"><text:span text:style-name="T13">L; H; if e</text:span><text:span text:style-name="T16">1</text:span><text:span text:style-name="T13"> </text:span><text:span text:style-name="T3">ssep </text:span><text:span text:style-name="T13">s1 </text:span><text:span text:style-name="T14">else</text:span><text:span text:style-name="T16">if e2 </text:span><text:span text:style-name="T3">ssep</text:span><text:span text:style-name="T14"> </text:span><text:span text:style-name="T13">s2 </text:span><text:span text:style-name="T14">end</text:span><text:span text:style-name="T13"> </text:span><text:span text:style-name="T2">→</text:span><text:span text:style-name="T13"> L; H; s2</text:span></text:p>
      <text:p text:style-name="P4"/>
      <text:p text:style-name="P9">if<text:span text:style-name="T26">6</text:span></text:p>
      <text:p text:style-name="P9">L; H; e<text:span text:style-name="T24">1</text:span> ⇓ <text:span text:style-name="T9">b</text:span><text:span text:style-name="T10">1<text:tab/></text:span><text:span text:style-name="T9">b</text:span><text:span text:style-name="T10">1</text:span><text:span text:style-name="T9">==</text:span>0<text:tab/><text:tab/>L; H; e<text:span text:style-name="T24">2</text:span> ⇓ <text:span text:style-name="T9">b</text:span><text:span text:style-name="T10">2<text:tab/></text:span><text:span text:style-name="T9">b</text:span><text:span text:style-name="T10">2</text:span><text:span text:style-name="T9">==</text:span><text:span text:style-name="T12">0</text:span></text:p>
      <text:p text:style-name="P6"><text:span text:style-name="T13">L; H; if e</text:span><text:span text:style-name="T16">1</text:span><text:span text:style-name="T13"> </text:span><text:span text:style-name="T3">ssep </text:span><text:span text:style-name="T13">s1 </text:span><text:span text:style-name="T14">else</text:span><text:span text:style-name="T16">if e2 </text:span><text:span text:style-name="T3">ssep</text:span><text:span text:style-name="T14"> </text:span><text:span text:style-name="T13">s2 </text:span><text:span text:style-name="T14">end</text:span><text:span text:style-name="T13"> </text:span><text:span text:style-name="T2">→</text:span><text:span text:style-name="T13"> L; H; </text:span><text:span text:style-name="T3">ssep</text:span></text:p>
      <text:p text:style-name="P6"/>
      <text:p text:style-name="P13">if<text:span text:style-name="T27">7</text:span></text:p>
      <text:p text:style-name="P13">L; H; e<text:span text:style-name="T24">1</text:span> ⇓ <text:span text:style-name="T9">b</text:span><text:span text:style-name="T10">1<text:tab/></text:span><text:span text:style-name="T9">b</text:span><text:span text:style-name="T10">1</text:span><text:span text:style-name="T9">==</text:span>0<text:tab/><text:tab/>L; H; e<text:span text:style-name="T24">2</text:span> ⇓ <text:span text:style-name="T9">b</text:span><text:span text:style-name="T10">2<text:tab/></text:span><text:span text:style-name="T9">b</text:span><text:span text:style-name="T10">2</text:span><text:span text:style-name="T9">==</text:span><text:span text:style-name="T12">0</text:span></text:p>
      <text:p text:style-name="P6"><text:span text:style-name="T13">L; H; if e</text:span><text:span text:style-name="T16">1</text:span><text:span text:style-name="T13"> </text:span><text:span text:style-name="T3">ssep </text:span><text:span text:style-name="T13">s1 </text:span><text:span text:style-name="T14">else</text:span><text:span text:style-name="T16">if e2 </text:span><text:span text:style-name="T3">ssep</text:span><text:span text:style-name="T14"> </text:span><text:span text:style-name="T13">s2 </text:span><text:span text:style-name="T14">else </text:span><text:span text:style-name="T13">s</text:span><text:span text:style-name="T17">3</text:span><text:span text:style-name="T13"> </text:span><text:span text:style-name="T14">end</text:span><text:span text:style-name="T13"> </text:span><text:span text:style-name="T2">→</text:span><text:span text:style-name="T13"> L; H; s</text:span><text:span text:style-name="T17">3</text:span></text:p>
      <text:p text:style-name="P6"/>
      <text:p text:style-name="P14"/>
      <text:p text:style-name="P17">for</text:p>
      <text:p text:style-name="P18">L; H; e ⇓ r</text:p>
      <text:p text:style-name="P15"><text:span text:style-name="T18">L; H; </text:span><text:span text:style-name="T4">for</text:span><text:span text:style-name="T18"> e </text:span><text:span text:style-name="T3">ssep </text:span><text:span text:style-name="T18">s </text:span><text:span text:style-name="T19">end </text:span><text:span text:style-name="T18">→ L; H; if e &lt;</text:span><text:span text:style-name="T21">=</text:span><text:span text:style-name="T18"> </text:span><text:span text:style-name="T20">END</text:span><text:span text:style-name="T18"> </text:span><text:span text:style-name="T3">ssep </text:span><text:span text:style-name="T18">(s; </text:span><text:span text:style-name="T5">for</text:span><text:span text:style-name="T18"> e’ </text:span><text:span text:style-name="T3">ssep </text:span><text:span text:style-name="T18">s </text:span><text:span text:style-name="T19">end</text:span><text:span text:style-name="T18">) </text:span><text:span text:style-name="T5">end<text:line-break/></text:span><text:span text:style-name="T6"><draw:frame draw:style-name="fr1" draw:name="Object7" text:anchor-type="as-char" svg:y="-0.172in" svg:width="0.5256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: </text:span><text:span text:style-name="T7">vector</text:span><text:span text:style-name="T8">s</text:span><text:span text:style-name="T7"> of expressions</text:span></text:p>
      <text:p text:style-name="P19"/>
      <text:p text:style-name="P19"><draw:frame draw:style-name="fr1" draw:name="Object5" text:anchor-type="as-char" svg:y="-0.172in" svg:width="0.5063in" svg:height="0.219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: <text:span text:style-name="T31">vector of</text:span><draw:frame draw:style-name="fr1" draw:name="Object10" text:anchor-type="as-char" svg:y="-0.1484in" svg:width="0.1661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1">expression </text:span><draw:frame draw:style-name="fr1" draw:name="Object11" text:anchor-type="as-char" svg:y="-0.1484in" svg:width="0.9689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0"/>
      <text:p text:style-name="P20"><text:span text:style-name="T32"><draw:frame draw:style-name="fr1" draw:name="Object8" text:anchor-type="as-char" svg:y="-0.172in" svg:width="0.4665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2">: </text:span><text:span text:style-name="T29">vector</text:span><text:span text:style-name="T30">s</text:span><text:span text:style-name="T29"> of constants</text:span></text:p>
      <text:p text:style-name="P20"/>
      <text:p text:style-name="P20"><text:span text:style-name="T32"><draw:frame draw:style-name="fr1" draw:name="Object12" text:anchor-type="as-char" svg:y="-0.152in" svg:width="0.6984in" svg:height="0.199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2">: </text:span><text:span text:style-name="T31">matrix of size </text:span><text:span text:style-name="T32"><draw:frame draw:style-name="fr1" draw:name="Object13" text:anchor-type="as-char" svg:y="-0.1484in" svg:width="0.428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2"><draw:frame draw:style-name="fr1" draw:name="Object14" text:anchor-type="as-char" svg:y="-0.3575in" svg:width="0.9272in" svg:height="0.679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0"/>
      <text:p text:style-name="P21">Array access of an integer index</text:p>
      <text:p text:style-name="P19"><draw:frame draw:style-name="fr1" draw:name="Object2" text:anchor-type="as-char" svg:y="-0.2437in" svg:width="0.7075in" svg:height="0.42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/>
      <text:p text:style-name="P21">Array access of an expression that evaluates to an integer</text:p>
      <text:p text:style-name="P19"><draw:frame draw:style-name="fr1" draw:name="Object3" text:anchor-type="as-char" svg:y="-0.2437in" svg:width="0.7811in" svg:height="0.42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9"/>
      <text:p text:style-name="P22">Vector expression evaluation</text:p>
      <text:p text:style-name="P22"><draw:frame draw:style-name="fr1" draw:name="Object9" text:anchor-type="as-char" svg:y="-0.2925in" svg:width="1.2846in" svg:height="0.48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/>
      <text:p text:style-name="P21">Array acess of a range</text:p>
      <text:p text:style-name="P19"><draw:frame draw:style-name="fr1" draw:name="Object1" text:anchor-type="as-char" svg:y="-0.2598in" svg:width="3.0035in" svg:height="0.436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9"/>
      <text:p text:style-name="P23">scalar-vector multiplication</text:p>
      <text:p text:style-name="P19"><draw:frame draw:style-name="fr1" draw:name="Object4" text:anchor-type="as-char" svg:y="-0.2437in" svg:width="1.9453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9"/>
      <text:p text:style-name="P24">vector-vector addition</text:p>
      <text:p text:style-name="P16"><text:soft-page-break/><text:span text:style-name="T5"><draw:frame draw:style-name="fr1" draw:name="Object6" text:anchor-type="as-char" svg:y="-0.2681in" svg:width="2.4327in" svg:height="0.4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6T22:23:33.600000000</dc:date>
    <meta:editing-duration>PT1H3M19S</meta:editing-duration>
    <meta:editing-cycles>16</meta:editing-cycles>
    <meta:generator>LibreOffice/6.4.4.2$Windows_X86_64 LibreOffice_project/3d775be2011f3886db32dfd395a6a6d1ca2630ff</meta:generator>
    <meta:document-statistic meta:table-count="0" meta:image-count="0" meta:object-count="14" meta:page-count="3" meta:paragraph-count="70" meta:word-count="438" meta:character-count="1643" meta:non-whitespace-character-count="1161"/>
  </office:meta>
</office:document-meta>
</file>

<file path=Object 1/content.xml><?xml version="1.0" encoding="utf-8"?>
<math xmlns="http://www.w3.org/1998/Math/MathML" display="block">
  <semantics>
    <mrow>
      <msup>
        <mi>v</mi>
        <mi>e</mi>
      </msup>
      <mi>,</mi>
      <msup>
        <mi>w</mi>
        <mi>e</mi>
      </msup>
      <mi>,</mi>
    </mrow>
    <annotation encoding="StarMath 5.0">v^e,  w^e,  

</annotation>
  </semantics>
</math>
</file>

<file path=Object 10/content.xml><?xml version="1.0" encoding="utf-8"?>
<math xmlns="http://www.w3.org/1998/Math/MathML" display="block">
  <semantics>
    <mfrac>
      <mrow/>
      <mrow>
        <mi>v</mi>
        <mrow>
          <mo fence="true" stretchy="false">(</mo>
          <mrow>
            <mi>c</mi>
          </mrow>
          <mo fence="true" stretchy="false">)</mo>
        </mrow>
        <mo stretchy="false">→</mo>
        <msub>
          <mi>v</mi>
          <mi>c</mi>
        </msub>
      </mrow>
    </mfrac>
    <annotation encoding="StarMath 5.0">{} over {v(c) -&gt; v_c} 

</annotation>
  </semantics>
</math>
</file>

<file path=Object 11/content.xml><?xml version="1.0" encoding="utf-8"?>
<math xmlns="http://www.w3.org/1998/Math/MathML" display="block">
  <semantics>
    <mfrac>
      <mrow>
        <mi>e</mi>
        <mo stretchy="false">→</mo>
        <mi>c</mi>
      </mrow>
      <mrow>
        <mi>V</mi>
        <mrow>
          <mo fence="true" stretchy="false">(</mo>
          <mrow>
            <mi>e</mi>
          </mrow>
          <mo fence="true" stretchy="false">)</mo>
        </mrow>
        <mo stretchy="false">→</mo>
        <msub>
          <mi>V</mi>
          <mi>c</mi>
        </msub>
      </mrow>
    </mfrac>
    <annotation encoding="StarMath 5.0">{e -&gt; c} over {V(e) -&gt; V_c} 

</annotation>
  </semantics>
</math>
</file>

<file path=Object 12/content.xml><?xml version="1.0" encoding="utf-8"?>
<math xmlns="http://www.w3.org/1998/Math/MathML" display="block">
  <semantics>
    <mfrac>
      <mrow>
        <msup>
          <mi>v</mi>
          <mi>e</mi>
        </msup>
        <mo stretchy="false">=</mo>
        <mrow>
          <mo fence="true" stretchy="false">[</mo>
          <mrow>
            <mrow>
              <msub>
                <mi>e</mi>
                <mn>1</mn>
              </msub>
              <mi>,</mi>
              <msub>
                <mi>e</mi>
                <mn>2</mn>
              </msub>
              <mi>,</mi>
              <mn>...</mn>
              <msub>
                <mi>e</mi>
                <mi>n</mi>
              </msub>
            </mrow>
          </mrow>
          <mo fence="true" stretchy="false">]</mo>
        </mrow>
      </mrow>
      <mrow>
        <msup>
          <mi>v</mi>
          <mi>e</mi>
        </msup>
        <mo stretchy="false">→</mo>
        <mrow>
          <mo fence="true" stretchy="false">[</mo>
          <mrow>
            <mrow>
              <msubsup>
                <mi>v</mi>
                <mn>1</mn>
                <mi>c</mi>
              </msubsup>
              <mi>,</mi>
              <msubsup>
                <mi>v</mi>
                <mn>2</mn>
                <mi>c</mi>
              </msubsup>
              <mi>,</mi>
              <mn>...</mn>
              <mi>,</mi>
              <msubsup>
                <mi>v</mi>
                <mi>n</mi>
                <mi>c</mi>
              </msubsup>
            </mrow>
          </mrow>
          <mo fence="true" stretchy="false">]</mo>
        </mrow>
      </mrow>
    </mfrac>
    <annotation encoding="StarMath 5.0">{ v^e = [e_1, e_2, ... e_n] } over {v^e -&gt; [v^c_1, v^c_2, ..., v^c_n]} 
</annotation>
  </semantics>
</math>
</file>

<file path=Object 13/content.xml><?xml version="1.0" encoding="utf-8"?>
<math xmlns="http://www.w3.org/1998/Math/MathML" display="block">
  <semantics>
    <mfrac>
      <mrow>
        <mi mathvariant="italic">RANGE</mi>
        <mo stretchy="false">→</mo>
        <mrow>
          <mo fence="true" stretchy="false">(</mo>
          <mrow>
            <mrow>
              <mi mathvariant="italic">BEGIN</mi>
              <mi>,</mi>
              <mi mathvariant="italic">END</mi>
            </mrow>
          </mrow>
          <mo fence="true" stretchy="false">)</mo>
        </mrow>
      </mrow>
      <mrow>
        <mi>V</mi>
        <mrow>
          <mo fence="true" stretchy="false">(</mo>
          <mrow>
            <mi mathvariant="italic">RANGE</mi>
          </mrow>
          <mo fence="true" stretchy="false">)</mo>
        </mrow>
        <mo stretchy="false">→</mo>
        <mrow>
          <mo fence="true" stretchy="false">[</mo>
          <mrow>
            <mrow>
              <msub>
                <mi>v</mi>
                <mi mathvariant="italic">begin</mi>
              </msub>
              <mi>,</mi>
              <msub>
                <mi>v</mi>
                <mrow>
                  <mi mathvariant="italic">begin</mi>
                  <mo stretchy="false">+</mo>
                  <mn>1</mn>
                </mrow>
              </msub>
              <mi>,</mi>
              <msub>
                <mi>v</mi>
                <mrow>
                  <mi mathvariant="italic">begin</mi>
                  <mo stretchy="false">+</mo>
                  <mn>2</mn>
                </mrow>
              </msub>
              <mi>,</mi>
              <mn>...</mn>
              <msub>
                <mi>V</mi>
                <mi mathvariant="italic">end</mi>
              </msub>
            </mrow>
          </mrow>
          <mo fence="true" stretchy="false">]</mo>
        </mrow>
      </mrow>
    </mfrac>
    <annotation encoding="StarMath 5.0">{RANGE -&gt; (BEGIN, END)} over {V(RANGE) -&gt; [v_begin, v_{begin+1},v_{begin+2}, ...  V_{end}]  } 
</annotation>
  </semantics>
</math>
</file>

<file path=Object 14/content.xml><?xml version="1.0" encoding="utf-8"?>
<math xmlns="http://www.w3.org/1998/Math/MathML" display="block">
  <semantics>
    <mfrac>
      <mrow>
        <mi>e</mi>
        <mo stretchy="false">→</mo>
        <mi>c</mi>
      </mrow>
      <mrow>
        <mrow>
          <mi>e</mi>
          <mo stretchy="false">∗</mo>
          <mi>v</mi>
        </mrow>
        <mo stretchy="false">→</mo>
        <mrow>
          <mo fence="true" stretchy="false">[</mo>
          <mrow>
            <mrow>
              <mrow>
                <mi>c</mi>
                <mo stretchy="false">∗</mo>
                <msub>
                  <mi>v</mi>
                  <mn>1</mn>
                </msub>
              </mrow>
              <mi>,</mi>
              <mrow>
                <mi>c</mi>
                <mo stretchy="false">∗</mo>
                <msub>
                  <mi>v</mi>
                  <mn>2</mn>
                </msub>
              </mrow>
              <mi>,</mi>
              <mn>...</mn>
              <mrow>
                <mi>c</mi>
                <mo stretchy="false">∗</mo>
                <msub>
                  <mi>v</mi>
                  <mi>n</mi>
                </msub>
              </mrow>
            </mrow>
          </mrow>
          <mo fence="true" stretchy="false">]</mo>
        </mrow>
      </mrow>
    </mfrac>
    <annotation encoding="StarMath 5.0">{e -&gt; c} over {e * v -&gt; [c*v_1, c*v_2, ... c*v_n] } 
</annotation>
  </semantics>
</math>
</file>

<file path=Object 2/content.xml><?xml version="1.0" encoding="utf-8"?>
<math xmlns="http://www.w3.org/1998/Math/MathML" display="block">
  <semantics>
    <mfrac>
      <mrow>
        <msup>
          <mi>v</mi>
          <mi>e</mi>
        </msup>
        <mo stretchy="false">→</mo>
        <msup>
          <mi>v</mi>
          <mi>c</mi>
        </msup>
        <mi>,</mi>
        <msup>
          <mi>w</mi>
          <mi>e</mi>
        </msup>
        <mo stretchy="false">→</mo>
        <msup>
          <mi>w</mi>
          <mi>c</mi>
        </msup>
      </mrow>
      <mrow>
        <mrow>
          <msup>
            <mi>v</mi>
            <mi>e</mi>
          </msup>
          <mo stretchy="false">+</mo>
          <msup>
            <mi>w</mi>
            <mi>e</mi>
          </msup>
        </mrow>
        <mo stretchy="false">→</mo>
        <mrow>
          <mo fence="true" stretchy="false">[</mo>
          <mrow>
            <mrow>
              <mrow>
                <msubsup>
                  <mi>v</mi>
                  <mn>1</mn>
                  <mi>c</mi>
                </msubsup>
                <mo stretchy="false">+</mo>
                <msubsup>
                  <mi>w</mi>
                  <mn>1</mn>
                  <mi>c</mi>
                </msubsup>
              </mrow>
              <mi>,</mi>
              <mrow>
                <msubsup>
                  <mi>v</mi>
                  <mn>2</mn>
                  <mi>c</mi>
                </msubsup>
                <mo stretchy="false">+</mo>
                <msubsup>
                  <mi>w</mi>
                  <mn>2</mn>
                  <mi>c</mi>
                </msubsup>
              </mrow>
              <mi>,</mi>
              <mn>...</mn>
              <mi>,</mi>
              <mrow>
                <msubsup>
                  <mi>v</mi>
                  <mi>n</mi>
                  <mi>c</mi>
                </msubsup>
                <mo stretchy="false">+</mo>
                <msubsup>
                  <mi>w</mi>
                  <mi>n</mi>
                  <mi>c</mi>
                </msubsup>
              </mrow>
            </mrow>
          </mrow>
          <mo fence="true" stretchy="false">]</mo>
        </mrow>
      </mrow>
    </mfrac>
    <annotation encoding="StarMath 5.0">{v^e -&gt; v^c ,w^e -&gt; w^c  } over {v^e + w^e -&gt; [v^c_1+w^c_1, v^c_2+w^c_2, ..., v^c_n+w^c_n]} 
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i>n</mi>
          <mi>,</mi>
          <msup>
            <mi>v</mi>
            <mi>e</mi>
          </msup>
        </mrow>
      </mrow>
      <mo fence="true" stretchy="false">)</mo>
    </mrow>
    <annotation encoding="StarMath 5.0">(n,v^e) 

</annotation>
  </semantics>
</math>
</file>

<file path=Object 4/content.xml><?xml version="1.0" encoding="utf-8"?>
<math xmlns="http://www.w3.org/1998/Math/MathML" display="block">
  <semantics>
    <mi>n</mi>
    <annotation encoding="StarMath 5.0">n

</annotation>
  </semantics>
</math>
</file>

<file path=Object 5/content.xml><?xml version="1.0" encoding="utf-8"?>
<math xmlns="http://www.w3.org/1998/Math/MathML" display="block">
  <semantics>
    <mrow>
      <mo fence="true" stretchy="false">[</mo>
      <mrow>
        <mrow>
          <msub>
            <mi>v</mi>
            <mn>1</mn>
          </msub>
          <mi>,</mi>
          <msub>
            <mi>v</mi>
            <mn>2</mn>
          </msub>
          <mi>,</mi>
          <mn>...</mn>
          <mi>,</mi>
          <msub>
            <mi>v</mi>
            <mi>n</mi>
          </msub>
        </mrow>
      </mrow>
      <mo fence="true" stretchy="false">]</mo>
    </mrow>
    <annotation encoding="StarMath 5.0">[v_1,v_2, ..., v_n]

</annotation>
  </semantics>
</math>
</file>

<file path=Object 6/content.xml><?xml version="1.0" encoding="utf-8"?>
<math xmlns="http://www.w3.org/1998/Math/MathML" display="block">
  <semantics>
    <mrow>
      <msup>
        <mi>v</mi>
        <mi>c</mi>
      </msup>
      <mi>,</mi>
      <msup>
        <mi>w</mi>
        <mi>c</mi>
      </msup>
    </mrow>
    <annotation encoding="StarMath 5.0">v^c, w^c
 

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m</mi>
          <mi>,</mi>
          <mi>n</mi>
          <mi>,</mi>
          <mi>A</mi>
        </mrow>
      </mrow>
      <mo fence="true" stretchy="false">)</mo>
    </mrow>
    <annotation encoding="StarMath 5.0">(m, n, A)

</annotation>
  </semantics>
</math>
</file>

<file path=Object 8/content.xml><?xml version="1.0" encoding="utf-8"?>
<math xmlns="http://www.w3.org/1998/Math/MathML" display="block">
  <semantics>
    <mrow>
      <mi>m</mi>
      <mo stretchy="false">×</mo>
      <mi>n</mi>
    </mrow>
    <annotation encoding="StarMath 5.0">m times n

</annotation>
  </semantics>
</math>
</file>

<file path=Object 9/content.xml><?xml version="1.0" encoding="utf-8"?>
<math xmlns="http://www.w3.org/1998/Math/MathML" display="block">
  <semantics>
    <mrow>
      <mo fence="true" stretchy="true">[</mo>
      <mrow>
        <mrow>
          <mtable>
            <mtr>
              <mtd>
                <msub>
                  <mi>a</mi>
                  <mn>1,1</mn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m</mi>
                    <mi>,</mi>
                    <mn>1</mn>
                  </mrow>
                </msub>
              </mtd>
            </mtr>
          </mtable>
          <mtable>
            <mtr>
              <mtd>
                <mo stretchy="false">⋯</mo>
              </mtd>
            </mtr>
            <mtr>
              <mtd>
                <mo stretchy="false">⋱</mo>
              </mtd>
            </mtr>
            <mtr>
              <mtd>
                <mspace width="2em"/>
              </mtd>
            </mtr>
          </mtable>
          <mtable>
            <mtr>
              <mtd>
                <msub>
                  <mi>a</mi>
                  <mrow>
                    <mn>1</mn>
                    <mi>,</mi>
                    <mi>n</mi>
                  </mrow>
                </msub>
              </mtd>
            </mtr>
            <mtr>
              <mtd>
                <mspace width="2em"/>
              </mtd>
            </mtr>
            <mtr>
              <mtd>
                <msub>
                  <mi>a</mi>
                  <mrow>
                    <mi>m</mi>
                    <mi>,</mi>
                    <mi>n</mi>
                  </mrow>
                </msub>
              </mtd>
            </mtr>
          </mtable>
        </mrow>
      </mrow>
      <mo fence="true" stretchy="true">]</mo>
    </mrow>
    <annotation encoding="StarMath 5.0">left [  
stack{a_{1,1} # dotsvert  # a_{m,1}} 
stack{ dotsaxis  # dotsdown  # ~ } 
stack{a_{1,n} # nospace ~  # a_{m,n}}  right ] </annotation>
  </semantics>
</math>
</file>